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style:font-name="Courier New" fo:font-weight="bold" style:font-weight-asian="bold" style:font-weight-complex="bold"/>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Code">
      <style:text-properties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Code">
      <style:paragraph-properties fo:text-align="justify" style:justify-single-word="fals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0602in" style:type="right" style:leader-style="dotted" style:leader-text="."/>
        </style:tab-stops>
      </style:paragraph-properties>
    </style:style>
    <style:style style:name="P21" style:family="paragraph" style:parent-style-name="Contents_20_2">
      <style:paragraph-properties>
        <style:tab-stops>
          <style:tab-stop style:position="6.8839in" style:type="right" style:leader-style="dotted" style:leader-text="."/>
        </style:tab-stops>
      </style:paragraph-properties>
    </style:style>
    <style:style style:name="P22" style:family="paragraph" style:parent-style-name="Contents_20_3">
      <style:paragraph-properties>
        <style:tab-stops>
          <style:tab-stop style:position="6.6874in" style:type="right" style:leader-style="dotted" style:leader-text="."/>
        </style:tab-stops>
      </style:paragraph-properties>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justify" style:justify-single-word="false"/>
    </style:style>
    <style:style style:name="P25" style:family="paragraph" style:parent-style-name="Index_20_1">
      <style:paragraph-properties>
        <style:tab-stops>
          <style:tab-stop style:position="7.0807in" style:type="right"/>
        </style:tab-stops>
      </style:paragraph-properties>
    </style:style>
    <style:style style:name="P26" style:family="paragraph" style:parent-style-name="Text_20_body" style:master-page-name="Standard">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fo:font-style="italic" style:font-style-asian="italic" style:font-style-complex="italic"/>
    </style:style>
    <style:style style:name="P43" style:family="paragraph" style:parent-style-name="Text_20_body">
      <style:paragraph-properties fo:break-before="page"/>
    </style:style>
    <style:style style:name="P44" style:family="paragraph" style:parent-style-name="Contents_20_4">
      <style:paragraph-properties>
        <style:tab-stops>
          <style:tab-stop style:position="6.490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966*" fo:start-indent="0in" fo:end-indent="0.15in"/>
          <style:column style:rel-width="1175*" fo:start-indent="0.15in" fo:end-indent="0.15in"/>
          <style:column style:rel-width="968*"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8, 2015</text:p>
      <text:p text:style-name="P2">Covering fOOrth version 0.0.3</text:p>
      <text:p text:style-name="P2">Issue: Unpublished.</text:p>
      <text:p text:style-name="Text_20_body"/>
      <text:p text:style-name="Text_20_body"/>
      <text:p text:style-name="Text_20_body"/>
      <text:p text:style-name="P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This page left bla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The MIT License (MIT).<text:tab/>6</text:p>
          <text:p text:style-name="P20">Introduction<text:tab/>7</text:p>
          <text:p text:style-name="P21">About the name fOOrth<text:tab/>7</text:p>
          <text:p text:style-name="P21">How fOOrth came to be<text:tab/>7</text:p>
          <text:p text:style-name="P21">Goals and Principles<text:tab/>8</text:p>
          <text:p text:style-name="P21">Report Card<text:tab/>9</text:p>
          <text:p text:style-name="P21">Special Note<text:tab/>9</text:p>
          <text:p text:style-name="P20">Installation<text:tab/>10</text:p>
          <text:p text:style-name="P21">Ruby<text:tab/>10</text:p>
          <text:p text:style-name="P21">fOOrth<text:tab/>10</text:p>
          <text:p text:style-name="P21">Running fOOrth<text:tab/>11</text:p>
          <text:p text:style-name="P21">Source Archive<text:tab/>11</text:p>
          <text:p text:style-name="P20">First Steps<text:tab/>12</text:p>
          <text:p text:style-name="P20">The Syntax and Style of fOOrth<text:tab/>14</text:p>
          <text:p text:style-name="P21">Syntax<text:tab/>14</text:p>
          <text:p text:style-name="P21">Spaces<text:tab/>14</text:p>
          <text:p text:style-name="P21">Comments<text:tab/>14</text:p>
          <text:p text:style-name="P21">String Literals<text:tab/>14</text:p>
          <text:p text:style-name="P21">Numeric Literals<text:tab/>15</text:p>
          <text:p text:style-name="P20">The Class Tree<text:tab/>16</text:p>
          <text:p text:style-name="P21">A Brief Overview<text:tab/>16</text:p>
          <text:p text:style-name="P22">Classes<text:tab/>16</text:p>
          <text:p text:style-name="P22">Inheritance<text:tab/>16</text:p>
          <text:p text:style-name="P22">Methods<text:tab/>17</text:p>
          <text:p text:style-name="P22">Late Binding and Polymorphism<text:tab/>17</text:p>
          <text:p text:style-name="P21">Message Routing<text:tab/>17</text:p>
          <text:p text:style-name="P20">VirtualMachine<text:tab/>18</text:p>
          <text:p text:style-name="P20">Object<text:tab/>19</text:p>
          <text:p text:style-name="P21">Instance Methods<text:tab/>19</text:p>
          <text:p text:style-name="P22">[object object] &amp;&amp; [true or false]<text:tab/>19</text:p>
          <text:p text:style-name="P22">[object] )methods []<text:tab/>19</text:p>
          <text:p text:style-name="P22">[object] . []<text:tab/>19</text:p>
          <text:p text:style-name="P22">[object] .:: []<text:tab/>19</text:p>
          <text:p text:style-name="P44">[initial value] inst: []<text:tab/>19</text:p>
          <text:p text:style-name="P44">[initial value] local: []<text:tab/>20</text:p>
          <text:p text:style-name="P44">[] super []<text:tab/>20</text:p>
          <text:p text:style-name="P44">[] ; []<text:tab/>20</text:p>
          <text:p text:style-name="P22">[object object] ^^ [true or false]<text:tab/>20</text:p>
          <text:p text:style-name="P22">[object object] || [true]<text:tab/>20</text:p>
          <text:p text:style-name="P21"><text:soft-page-break/>See Also<text:tab/>20</text:p>
          <text:p text:style-name="P20">Array<text:tab/>21</text:p>
          <text:p text:style-name="P21">Array Literals<text:tab/>21</text:p>
          <text:p text:style-name="P21">See Also<text:tab/>21</text:p>
          <text:p text:style-name="P20">Class<text:tab/>22</text:p>
          <text:p text:style-name="P21">See Also<text:tab/>22</text:p>
          <text:p text:style-name="P20">FalseClass<text:tab/>23</text:p>
          <text:p text:style-name="P21">Instance Methods<text:tab/>23</text:p>
          <text:p text:style-name="P22">[false object] &amp;&amp; [false]<text:tab/>23</text:p>
          <text:p text:style-name="P22">[false object] ^^ [true or false]<text:tab/>23</text:p>
          <text:p text:style-name="P22">[false object] || [true or false]<text:tab/>23</text:p>
          <text:p text:style-name="P21">See Also<text:tab/>23</text:p>
          <text:p text:style-name="P20">Hash<text:tab/>24</text:p>
          <text:p text:style-name="P21">Hash Literals<text:tab/>24</text:p>
          <text:p text:style-name="P21">See Also<text:tab/>24</text:p>
          <text:p text:style-name="P20">MaxNumeric<text:tab/>25</text:p>
          <text:p text:style-name="P20">MinNumeric<text:tab/>26</text:p>
          <text:p text:style-name="P20">NilClass<text:tab/>27</text:p>
          <text:p text:style-name="P21">Instance Methods<text:tab/>27</text:p>
          <text:p text:style-name="P22">[nil object] &amp;&amp; [false]<text:tab/>27</text:p>
          <text:p text:style-name="P22">[nil object] ^^ [true or false]<text:tab/>27</text:p>
          <text:p text:style-name="P22">[nil object] || [true or false]<text:tab/>27</text:p>
          <text:p text:style-name="P21">See Also<text:tab/>27</text:p>
          <text:p text:style-name="P20">Numeric<text:tab/>28</text:p>
          <text:p text:style-name="P20">Complex<text:tab/>29</text:p>
          <text:p text:style-name="P21">Complex Literals<text:tab/>29</text:p>
          <text:p text:style-name="P21">Instance Methods<text:tab/>29</text:p>
          <text:p text:style-name="P22">[a_complex] .split [real_part imaginary_part]<text:tab/>29</text:p>
          <text:p text:style-name="P21">See Also<text:tab/>30</text:p>
          <text:p text:style-name="P20">Float<text:tab/>31</text:p>
          <text:p text:style-name="P21">Float Literals<text:tab/>31</text:p>
          <text:p text:style-name="P21">See Also<text:tab/>31</text:p>
          <text:p text:style-name="P20">Integer<text:tab/>32</text:p>
          <text:p text:style-name="P21">Integer Literals<text:tab/>32</text:p>
          <text:p text:style-name="P21">See Also<text:tab/>32</text:p>
          <text:p text:style-name="P20">Rational<text:tab/>33</text:p>
          <text:p text:style-name="P21">Rational Literals<text:tab/>33</text:p>
          <text:p text:style-name="P21">Instance Methods<text:tab/>33</text:p>
          <text:p text:style-name="P22">[a_rational] .split [numerator denominator]<text:tab/>33</text:p>
          <text:p text:style-name="P21"><text:soft-page-break/>See Also<text:tab/>33</text:p>
          <text:p text:style-name="P20">Procedure<text:tab/>34</text:p>
          <text:p text:style-name="P21">Procedure Literals<text:tab/>34</text:p>
          <text:p text:style-name="P21">See Also<text:tab/>34</text:p>
          <text:p text:style-name="P20">String<text:tab/>35</text:p>
          <text:p text:style-name="P21">String Literals<text:tab/>35</text:p>
          <text:p text:style-name="P21">See Also<text:tab/>35</text:p>
          <text:p text:style-name="P20">Thread<text:tab/>36</text:p>
          <text:p text:style-name="P21">See Also<text:tab/>36</text:p>
          <text:p text:style-name="P20">TrueClass<text:tab/>37</text:p>
          <text:p text:style-name="P21">See Also<text:tab/>37</text:p>
          <text:p text:style-name="P20">Symbol Glossary<text:tab/>38</text:p>
          <text:p text:style-name="P20">Appendix A – Regular Expressions<text:tab/>39</text:p>
          <text:p text:style-name="P20">Edit History:<text:tab/>41</text:p>
        </text:index-body>
      </text:table-of-content>
      <text:p text:style-name="Text_20_body"/>
      <text:h text:style-name="P1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6"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577778380363738523" text:style-name="L1">
        <text:list-item>
          <text:p text:style-name="P27">A Simple, Easy-to-Understand syntax that is none the less, Expressive and Compact:</text:p>
        </text:list-item>
      </text:list>
      <text:list xml:id="list4812180087686219046" text:style-name="L2">
        <text:list-item>
          <text:list>
            <text:list-item>
              <text:p text:style-name="P28">Source code in fOOrth is free-form with no line oriented limitations or rules.</text:p>
            </text:list-item>
            <text:list-item>
              <text:p text:style-name="P28">Support is given to the easy representation of common literal data such as strings, integers, floating point numbers, rational numbers, and complex numbers.</text:p>
            </text:list-item>
          </text:list>
        </text:list-item>
      </text:list>
      <text:list xml:id="list35206919" text:continue-list="list2577778380363738523" text:style-name="L1">
        <text:list-item>
          <text:p text:style-name="P27">Safe Data and Data Structures:</text:p>
        </text:list-item>
      </text:list>
      <text:list xml:id="list1540934813658581092" text:style-name="L3">
        <text:list-item>
          <text:list>
            <text:list-item>
              <text:p text:style-name="P30">Simple, reliable arithmetic. In fOOrth, integer operations never overflow. Rational values can be represented exactly, complex numbers are supported, and conversions between numeric types are simple.</text:p>
            </text:list-item>
            <text:list-item>
              <text:p text:style-name="P30">Strings grow as needed without the need to allocate space or worry about overflow.</text:p>
            </text:list-item>
            <text:list-item>
              <text:p text:style-name="P30">Data containers such as arrays and hashes grow as needed. Out of range subscripts <text:soft-page-break/>cannot access undefined memory regions. </text:p>
            </text:list-item>
          </text:list>
        </text:list-item>
      </text:list>
      <text:list xml:id="list35185476" text:continue-list="list35206919" text:style-name="L1">
        <text:list-item>
          <text:p text:style-name="P27">Message Passing:</text:p>
        </text:list-item>
      </text:list>
      <text:list xml:id="list5400061775129252853" text:style-name="L4">
        <text:list-item>
          <text:list>
            <text:list-item>
              <text:p text:style-name="P36">In fOOrth all actions take the form of messages sent to a receiver.</text:p>
            </text:list-item>
            <text:list-item>
              <text:p text:style-name="P36">The routing of messages is specified by the exact type of the message.</text:p>
            </text:list-item>
            <text:list-item>
              <text:p text:style-name="P36">Message receivers include data items on the stack as well as the virtual machine object associated with the current thread of execution.</text:p>
            </text:list-item>
            <text:list-item>
              <text:p text:style-name="P36">Messages for which no routing specification can be found, generate an error at compile time.</text:p>
            </text:list-item>
          </text:list>
        </text:list-item>
      </text:list>
      <text:list xml:id="list35192208" text:continue-list="list35185476" text:style-name="L1">
        <text:list-item>
          <text:p text:style-name="P27">Object Oriented Design:</text:p>
        </text:list-item>
      </text:list>
      <text:list xml:id="list1407683106294818953" text:style-name="L5">
        <text:list-item>
          <text:list>
            <text:list-item>
              <text:p text:style-name="P31">Support class based inheritance, with a non-cyclic (single inheritance) tree derived from a common base Object class.</text:p>
            </text:list-item>
            <text:list-item>
              <text:p text:style-name="P37">Support late binding and polymorphism through message interface compatibility or “duck” typing.</text:p>
            </text:list-item>
          </text:list>
        </text:list-item>
      </text:list>
      <text:list xml:id="list35182360" text:continue-list="list35192208" text:style-name="L1">
        <text:list-item>
          <text:p text:style-name="P27">Meta programming: </text:p>
        </text:list-item>
      </text:list>
      <text:list xml:id="list1989748544502717162" text:style-name="L6">
        <text:list-item>
          <text:list>
            <text:list-item>
              <text:p text:style-name="P38">Support extensible language constructs by making the compiler an accessible part of the system.</text:p>
            </text:list-item>
          </text:list>
        </text:list-item>
      </text:list>
      <text:list xml:id="list35193080" text:continue-list="list35182360" text:style-name="L1">
        <text:list-item>
          <text:p text:style-name="P27">Reliability:</text:p>
        </text:list-item>
      </text:list>
      <text:list xml:id="list7886225581614926514" text:style-name="L7">
        <text:list-item>
          <text:list>
            <text:list-item>
              <text:p text:style-name="P39">Errors should be detected as soon as possible. </text:p>
            </text:list-item>
            <text:list-item>
              <text:p text:style-name="P39">Language constructs should not be designed in a way that causes simple coding errors to spin off into infinite loops. </text:p>
            </text:list-item>
          </text:list>
        </text:list-item>
      </text:list>
      <text:list xml:id="list35197154" text:continue-list="list35193080" text:style-name="L1">
        <text:list-item>
          <text:p text:style-name="P32">Building on the host language:</text:p>
        </text:list-item>
      </text:list>
      <text:list xml:id="list4194108299661409685" text:style-name="L8">
        <text:list-item>
          <text:list>
            <text:list-item>
              <text:p text:style-name="P3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939934845520083521" text:style-name="L9">
        <text:list-item>
          <text:p text:style-name="P40">ruby 1.9.3p484 (2013-11-22) [i386-mingw32]</text:p>
        </text:list-item>
        <text:list-item>
          <text:p text:style-name="P40">ruby 2.1.5p273 (2014-11-13 revision 48405) [i386-mingw32]</text:p>
        </text:list-item>
        <text:list-item>
          <text:p text:style-name="P40">Rubinius – to be tested!</text:p>
        </text:list-item>
        <text:list-item>
          <text:p text:style-name="P4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4">Object</text:p>
      <text:p text:style-name="P14"><text:tab/>Array</text:p>
      <text:p text:style-name="P14"><text:tab/>Class</text:p>
      <text:p text:style-name="P14"><text:tab/>FalseClass</text:p>
      <text:p text:style-name="P14"><text:tab/>Hash</text:p>
      <text:p text:style-name="P14"><text:tab/>MaxNumeric</text:p>
      <text:p text:style-name="P14"><text:tab/>MinNumeric</text:p>
      <text:p text:style-name="P14"><text:tab/>NilClass</text:p>
      <text:p text:style-name="P14"><text:tab/>Numeric</text:p>
      <text:p text:style-name="P14"><text:tab/><text:tab/>Complex</text:p>
      <text:p text:style-name="P14"><text:tab/><text:tab/>Float</text:p>
      <text:p text:style-name="P14"><text:tab/><text:tab/>Integer</text:p>
      <text:p text:style-name="P14"><text:tab/><text:tab/><text:tab/>Bignum</text:p>
      <text:p text:style-name="P14"><text:tab/><text:tab/><text:tab/>Fixnum</text:p>
      <text:p text:style-name="P14"><text:tab/><text:tab/>Rational</text:p>
      <text:p text:style-name="P14"><text:tab/>Procedure</text:p>
      <text:p text:style-name="P14"><text:tab/>String</text:p>
      <text:p text:style-name="P14"><text:tab/>Thread</text:p>
      <text:p text:style-name="P14"><text:tab/>TrueClass</text:p>
      <text:p text:style-name="P1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2957237954940412025" text:style-name="L10">
        <text:list-item>
          <text:p text:style-name="P34">Shared: Methods that are common to all instances of the class that contains them.</text:p>
        </text:list-item>
        <text:list-item>
          <text:p text:style-name="P34">Exclusive: Methods that are defined for one and only one object (and all of its clones that are created <text:span text:style-name="T2">after</text:span> the exclusive method is defined.).</text:p>
        </text:list-item>
        <text:list-item>
          <text:p text:style-name="P34">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2760052191080605465" text:style-name="L11">
        <text:list-item>
          <text:p text:style-name="P35">The top element of the stack. This form of message is identified by the leading “.” in the message name.</text:p>
        </text:list-item>
        <text:list-item>
          <text:p text:style-name="P35">The second element of the stack. This form of message, most often associated with dyadic operators like “+”, “-”, “*”, and “/” are special cases and need to be declared as dyadic. See section TBD for more details.</text:p>
        </text:list-item>
        <text:list-item>
          <text:p text:style-name="P35">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5">The current thread. Methods beginning with “#” are used to access thread data.</text:p>
        </text:list-item>
        <text:list-item>
          <text:p text:style-name="P35">The global space. Methods beginning with “$” are used to access global data.</text:p>
        </text:list-item>
        <text:list-item>
          <text:p text:style-name="P35">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149821444"/>VirtualMachine<text:alphabetical-index-mark-end text:id="IMark149821444"/></text:h>
      <text:p text:style-name="Text_20_body">Inheritance: VirtualMachine <text:span text:style-name="T8">←</text:span> Object</text:p>
      <text:p text:style-name="Code">VirtualMachine Shared Methods =</text:p>
      <text:p text:style-name="Code">! <text:s text:c="8"/>.cr <text:s text:c="6"/>[ <text:s text:c="8"/>dpr <text:s text:c="6"/>load" <text:s text:c="4"/>pause <text:s text:c="4"/>thread:</text:p>
      <text:p text:style-name="Code">!: <text:s text:c="7"/>.each{ <text:s text:c="3"/>accept <text:s text:c="3"/>drop <text:s text:c="5"/>max_float pi <text:s text:c="7"/>true</text:p>
      <text:p text:style-name="Code">)" <text:s text:c="7"/>.map{ <text:s text:c="4"/>accept" <text:s text:c="2"/>dup <text:s text:c="6"/>max_num <text:s text:c="2"/>pick <text:s text:c="5"/>tuck</text:p>
      <text:p text:style-name="Code">)debug <text:s text:c="3"/>.new{ <text:s text:c="4"/>begin <text:s text:c="4"/>e <text:s text:c="8"/>min_float rational <text:s/>vm</text:p>
      <text:p text:style-name="Code">)entries <text:s/>.select{ <text:s/>class: <text:s text:c="3"/>epsilon <text:s text:c="2"/>min_num <text:s text:c="2"/>rot <text:s text:c="6"/>{</text:p>
      <text:p text:style-name="Code">)quit <text:s text:c="4"/>.vm_name <text:s/>clone <text:s text:c="4"/>false <text:s text:c="4"/>nan <text:s text:c="6"/>self <text:s text:c="5"/>{{</text:p>
      <text:p text:style-name="Code">)version <text:s/>: <text:s text:c="8"/>complex <text:s text:c="2"/>global: <text:s text:c="2"/>nil <text:s text:c="6"/>space</text:p>
      <text:p text:style-name="Code">-infinity ?dup <text:s text:c="5"/>copy <text:s text:c="5"/>if <text:s text:c="7"/>nip <text:s text:c="6"/>spaces</text:p>
      <text:p text:style-name="Code">." <text:s text:c="7"/>@ <text:s text:c="8"/>do <text:s text:c="7"/>infinity <text:s/>over <text:s text:c="5"/>swap</text:p>
      <text:p text:style-name="Code"/>
      <text:p text:style-name="Code"/>
      <text:p text:style-name="Text_20_body"/>
      <text:p text:style-name="Text_20_body"/>
      <text:p text:style-name="Text_20_body"/>
      <text:h text:style-name="Heading_20_1" text:outline-level="1"><text:alphabetical-index-mark-start text:id="IMark149821444"/>Object<text:alphabetical-index-mark-end text:id="IMark149821444"/></text:h>
      <text:p text:style-name="Text_20_body">Inheritance: Object</text:p>
      <text:p text:style-name="Code">&gt;Object )methods</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Code"/>
      <text:h text:style-name="Heading_20_2" text:outline-level="2">Instance Methods</text:h>
      <text:h text:style-name="Heading_20_3" text:outline-level="3">[object object] <text:alphabetical-index-mark-start text:id="IMark149821444"/>&amp;&amp;<text:alphabetical-index-mark-end text:id="IMark149821444"/> [true or false]</text:h>
      <text:p text:style-name="Text_20_body"><text:span text:style-name="T1">Description:</text:span> Implement logical AND for the case where the first operand is true. This takes on the value of the second operand converted to a Boolean value.</text:p>
      <text:p text:style-name="P3"><text:span text:style-name="T1">Routing:</text:span> To the second element from the top of the data stack.</text:p>
      <text:h text:style-name="Heading_20_3" text:outline-level="3">[object] <text:alphabetical-index-mark-start text:id="IMark149821444"/>)methods<text:alphabetical-index-mark-end text:id="IMark149821444"/> []</text:h>
      <text:p text:style-name="P3"><text:span text:style-name="T1">Description:</text:span> This command produces a formatted listing of the methods defined to the given object. This method is very similar to the )methods method defined in Class, except the labeling of exclusive methods.</text:p>
      <text:p text:style-name="P3"><text:span text:style-name="T1">Rounting:</text:span> To the element at the top of the data stack.</text:p>
      <text:h text:style-name="Heading_20_3" text:outline-level="3">[object] <text:alphabetical-index-mark-start text:id="IMark149821444"/>.<text:alphabetical-index-mark-end text:id="IMark149821444"/> []</text:h>
      <text:p text:style-name="P3"><text:span text:style-name="T1">Description:</text:span> Print out the object using the default formatting.</text:p>
      <text:p text:style-name="P3"><text:span text:style-name="T1">Rounting:</text:span> To the element at the top of the data stack.</text:p>
      <text:h text:style-name="Heading_20_3" text:outline-level="3">[object] <text:alphabetical-index-mark-start text:id="IMark149821444"/>.::<text:alphabetical-index-mark-end text:id="IMark149821444"/> []</text:h>
      <text:p text:style-name="P3"><text:span text:style-name="T1">Description:</text:span> Start defining an exclusive method on the receiver object. The form of this definition takes the form:</text:p>
      <text:p text:style-name="Code">&lt;an object&gt; .:: &lt;method name&gt; &lt;code goes here&gt; ;</text:p>
      <text:p text:style-name="Code"/>
      <text:p text:style-name="P3"><text:span text:style-name="T1">Rounting:</text:span> To the element at the top of the data stack.</text:p>
      <text:p text:style-name="P3"><text:span text:style-name="T1">Local Methods</text:span>: </text:p>
      <text:h text:style-name="Heading_20_4" text:outline-level="4">[initial value] <text:alphabetical-index-mark-start text:id="IMark149821444"/>inst:<text:alphabetical-index-mark-end text:id="IMark149821444"/> []</text:h>
      <text:p text:style-name="P3">Description: Create an instance variable on the receiver object. This takes the form:</text:p>
      <text:p text:style-name="Code">&lt;initial value&gt; inst: &lt;variable name&gt;</text:p>
      <text:p text:style-name="Code"/>
      <text:p text:style-name="P3">See section TBD for more about instance variables.</text:p>
      <text:p text:style-name="P3"><text:soft-page-break/><text:span text:style-name="T1">Routing:</text:span> To the compiler context.</text:p>
      <text:h text:style-name="Heading_20_4" text:outline-level="4">[initial value] <text:alphabetical-index-mark-start text:id="IMark149821444"/>local:<text:alphabetical-index-mark-end text:id="IMark149821444"/> []</text:h>
      <text:p text:style-name="P3">Description: Create a local variable on the current execution context. This takes the form:</text:p>
      <text:p text:style-name="Code">&lt;initial value&gt; local: &lt;variable name&gt;</text:p>
      <text:p text:style-name="Code"/>
      <text:p text:style-name="Text_20_body">See section TBD for more about local variables.</text:p>
      <text:p text:style-name="P3"><text:span text:style-name="T1">Routing:</text:span> To the compiler context.</text:p>
      <text:h text:style-name="Heading_20_4" text:outline-level="4">[] <text:alphabetical-index-mark-start text:id="IMark149821444"/>super<text:alphabetical-index-mark-end text:id="IMark149821444"/> []</text:h>
      <text:p text:style-name="Text_20_body"><text:span text:style-name="T1">Description:</text:span> Call the previously defined method for this object. This allows a method to do all the things that the parent method did with customizations of the parameters and additional pre and post actions.</text:p>
      <text:p text:style-name="P3"><text:span text:style-name="T1">Routing:</text:span> To the object running the method.</text:p>
      <text:h text:style-name="Heading_20_4" text:outline-level="4">[] <text:alphabetical-index-mark-start text:id="IMark149821444"/>;<text:alphabetical-index-mark-end text:id="IMark149821444"/> []</text:h>
      <text:p text:style-name="P3"><text:span text:style-name="T1">Description:</text:span> Close off the compilation and its context. The method definition is terminated by this trailing semi-colon.</text:p>
      <text:p text:style-name="P3"><text:span text:style-name="T1">Routing:</text:span> To the compiler context.</text:p>
      <text:h text:style-name="Heading_20_3" text:outline-level="3">[object object] <text:alphabetical-index-mark-start text:id="IMark149821444"/>^^<text:alphabetical-index-mark-end text:id="IMark149821444"/> [true or false]</text:h>
      <text:p text:style-name="P3"><text:span text:style-name="T1">Description:</text:span> Implement logical, exclusive OR for the case where the first operand is true. This takes on the opposite of the value of the second operand converted to a Boolean value.</text:p>
      <text:p text:style-name="P3"><text:span text:style-name="T1">Routing:</text:span> To the second element from the top of the data stack.</text:p>
      <text:p text:style-name="P3"/>
      <text:h text:style-name="Heading_20_3" text:outline-level="3">[object object] <text:alphabetical-index-mark-start text:id="IMark149821444"/>||<text:alphabetical-index-mark-end text:id="IMark149821444"/> [true]</text:h>
      <text:p text:style-name="P3"><text:span text:style-name="T1">Description:</text:span> Implement logical, inclusive OR for the case where the first operand is true. This is true.</text:p>
      <text:p text:style-name="P3"><text:span text:style-name="T1">Routing:</text:span> To the second element from the top of the data stack.</text:p>
      <text:p text:style-name="Text_20_body"/>
      <text:h text:style-name="Heading_20_2" text:outline-level="2">See Also</text:h>
      <text:p text:style-name="Text_20_body">In FalseClass and NilClass see:</text:p>
      <text:p text:style-name="Code">&amp;&amp; <text:s text:c="5"/>^^ <text:s text:c="5"/>not <text:s text:c="4"/>||</text:p>
      <text:p text:style-name="Code"/>
      <text:h text:style-name="Heading_20_1" text:outline-level="1"><text:alphabetical-index-mark-start text:id="IMark149821444"/>Array<text:alphabetical-index-mark-end text:id="IMark149821444"/></text:h>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9821444"/>Class<text:alphabetical-index-mark-end text:id="IMark149821444"/></text:h>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9821444"/>FalseClass<text:alphabetical-index-mark-end text:id="IMark149821444"/></text:h>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ext:h text:style-name="Heading_20_3" text:outline-level="3">[false object] <text:alphabetical-index-mark-start text:id="IMark149821444"/>&amp;&amp;<text:alphabetical-index-mark-end text:id="IMark149821444"/> [false]</text:h>
      <text:p text:style-name="Text_20_body"><text:span text:style-name="T1">Description:</text:span> Implement logical AND for the case where the first operand is false. Always false.</text:p>
      <text:p text:style-name="P3"><text:span text:style-name="T1">Routing:</text:span> To the second element from the top of the data stack.</text:p>
      <text:h text:style-name="Heading_20_3" text:outline-level="3">[false object] <text:alphabetical-index-mark-start text:id="IMark149821444"/>^^<text:alphabetical-index-mark-end text:id="IMark149821444"/> [true or false]</text:h>
      <text:p text:style-name="P3"><text:span text:style-name="T1">Description:</text:span> Implement logical, exclusive OR for the case where the first operand is false. This takes on the value of the second operand converted to a Boolean value.</text:p>
      <text:p text:style-name="P3"><text:span text:style-name="T1">Routing:</text:span> To the second element from the top of the data stack.</text:p>
      <text:h text:style-name="Heading_20_3" text:outline-level="3">[false object] <text:alphabetical-index-mark-start text:id="IMark149821444"/>||<text:alphabetical-index-mark-end text:id="IMark149821444"/> [true or false]</text:h>
      <text:p text:style-name="P3"><text:span text:style-name="T1">Description:</text:span> Implement logical, inclusive OR for the case where the first operand is false. This takes on the value of the second operand converted to a Boolean value.</text:p>
      <text:p text:style-name="P3"><text:span text:style-name="T1">Routing:</text:span> To the second element from the top of the data stack.</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p text:style-name="Text_20_body"/>
      <text:p text:style-name="Text_20_body"/>
      <text:p text:style-name="P3"/>
      <text:h text:style-name="Heading_20_1" text:outline-level="1"><text:alphabetical-index-mark-start text:id="IMark149821444"/>Hash<text:alphabetical-index-mark-end text:id="IMark149821444"/></text:h>
      <text:p text:style-name="Code"/>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9821444"/><text:alphabetical-index-mark-start text:id="IMark149819908"/>MaxNumeric<text:alphabetical-index-mark-end text:id="IMark149819908"/><text:alphabetical-index-mark-end text:id="IMark149821444"/></text:h>
      <text:p text:style-name="Text_20_body"/>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9821444"/><text:alphabetical-index-mark-start text:id="IMark149819908"/>MinNumeric<text:alphabetical-index-mark-end text:id="IMark149819908"/><text:alphabetical-index-mark-end text:id="IMark149821444"/></text:h>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9821444"/><text:alphabetical-index-mark-start text:id="IMark149819908"/><text:alphabetical-index-mark-start text:id="IMark149821060"/>NilClass<text:alphabetical-index-mark-end text:id="IMark149821060"/><text:alphabetical-index-mark-end text:id="IMark149819908"/><text:alphabetical-index-mark-end text:id="IMark149821444"/></text:h>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ext:h text:style-name="Heading_20_3" text:outline-level="3">[nil object] <text:alphabetical-index-mark-start text:id="IMark149821444"/>&amp;&amp;<text:alphabetical-index-mark-end text:id="IMark149821444"/> [false]</text:h>
      <text:p text:style-name="Text_20_body"><text:span text:style-name="T1">Description:</text:span> Implement logical AND for the case where the first operand is nil. Always false.</text:p>
      <text:p text:style-name="P3"><text:span text:style-name="T1">Routing:</text:span> To the second element from the top of the data stack.</text:p>
      <text:h text:style-name="Heading_20_3" text:outline-level="3">[nil object] <text:alphabetical-index-mark-start text:id="IMark149821444"/>^^<text:alphabetical-index-mark-end text:id="IMark149821444"/> [true or false]</text:h>
      <text:p text:style-name="P3"><text:span text:style-name="T1">Description:</text:span> Implement logical, exclusive OR for the case where the first operand is nil. This takes on the value of the second operand converted to a Boolean value.</text:p>
      <text:p text:style-name="P3"><text:span text:style-name="T1">Routing:</text:span> To the second element from the top of the data stack.</text:p>
      <text:h text:style-name="Heading_20_3" text:outline-level="3">[nil object] <text:alphabetical-index-mark-start text:id="IMark149821444"/>||<text:alphabetical-index-mark-end text:id="IMark149821444"/> [true or false]</text:h>
      <text:p text:style-name="P3"><text:span text:style-name="T1">Description:</text:span> Implement logical, inclusive OR for the case where the first operand is nil. This takes on the value of the second operand converted to a Boolean value.</text:p>
      <text:p text:style-name="P3"><text:span text:style-name="T1">Routing:</text:span> To the second element from the top of the data stack.</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9821444"/>Numeric<text:alphabetical-index-mark-end text:id="IMark149821444"/></text:h>
      <text:p text:style-name="Text_20_body">Inheritance: Numeric, MaxNumeric, and MinNumeric <text:span text:style-name="T8">←</text:span> Object</text:p>
      <text:p text:style-name="Text_20_body"/>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49821444"/>Complex<text:alphabetical-index-mark-end text:id="IMark149821444"/></text:h>
      <text:p text:style-name="Text_20_body">Inheritance: Complex <text:span text:style-name="T8">←</text:span> Numeric <text:span text:style-name="T8">←</text:span> Object</text:p>
      <text:p text:style-name="Code">Complex Shared Methods =</text:p>
      <text:p text:style-name="Code">.cbrt <text:s/>.e** <text:s text:c="2"/>.split .sqrt</text:p>
      <text:p text:style-name="Code"/>
      <text:p text:style-name="P3">A complex number<text:note text:id="ftn14" text:note-class="footnote"><text:note-citation>1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15" text:note-class="footnote"><text:note-citation>15</text:note-citation><text:note-body><text:p text:style-name="Footnote">No spaces are permitted within the literal.</text:p></text:note-body></text:note></text:p>
          </table:table-cell>
          <table:table-cell table:style-name="Table5.B1" office:value-type="string">
            <text:p text:style-name="P8">Value<text:note text:id="ftn16" text:note-class="footnote"><text:note-citation>1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3.7i</text:p>
          </table:table-cell>
          <table:table-cell table:style-name="Table5.B2" office:value-type="string">
            <text:p text:style-name="P7">0+3.7i</text:p>
          </table:table-cell>
        </table:table-row>
        <table:table-row>
          <table:table-cell table:style-name="Table5.A2" office:value-type="string">
            <text:p text:style-name="P13">1/2i</text:p>
          </table:table-cell>
          <table:table-cell table:style-name="Table5.B2" office:value-type="string">
            <text:p text:style-name="P7">0+1/2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s text:c="10"/>** <text:s text:c="6"/>+ <text:s text:c="11"/>- <text:s text:c="7"/>.1/x <text:s text:c="4"/>.10** <text:s text:c="4"/>.2** <text:s text:c="3"/>.angle <text:s/></text:p>
      <text:p text:style-name="Code">.conjugate <text:s/>.cube <text:s text:c="3"/>.magnitude <text:s text:c="2"/>.polar <text:s text:c="2"/>.real <text:s text:c="3"/>.sqr <text:s text:c="5"/>/ <text:s text:c="7"/>0&lt;&gt;</text:p>
      <text:p text:style-name="Code">0= <text:s text:c="9"/>1+ <text:s text:c="6"/>1- <text:s text:c="10"/>2* <text:s text:c="6"/>2+ <text:s text:c="6"/>2- <text:s text:c="7"/>2/</text:p>
      <text:p text:style-name="Code"><text:s/></text:p>
      <text:h text:style-name="Heading_20_1" text:outline-level="1"><text:alphabetical-index-mark-start text:id="IMark157570668"/>Float<text:alphabetical-index-mark-end text:id="IMark157570668"/></text:h>
      <text:p text:style-name="Text_20_body">Inheritance: Float <text:span text:style-name="T8">←</text:span> Numeric <text:span text:style-name="T8">←</text:span> Object</text:p>
      <text:p text:style-name="P3">Float<text:note text:id="ftn17" text:note-class="footnote"><text:note-citation>1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18" text:note-class="footnote"><text:note-citation>1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8">Literal<text:note text:id="ftn19" text:note-class="footnote"><text:note-citation>19</text:note-citation><text:note-body><text:p text:style-name="Footnote">No spaces are permitted within the literal.</text:p></text:note-body></text:note></text:p>
          </table:table-cell>
          <table:table-cell table:style-name="Table8.B1" office:value-type="string">
            <text:p text:style-name="P8">Value</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5134108"/>Integer<text:alphabetical-index-mark-end text:id="IMark135134108"/></text:h>
      <text:p text:style-name="Text_20_body">Inheritance: Integer <text:span text:style-name="T8">←</text:span> Numeric <text:span text:style-name="T8">←</text:span> Object</text:p>
      <text:p text:style-name="Code"/>
      <text:p text:style-name="Code">Integer Shared Methods =</text:p>
      <text:p text:style-name="Code">.even? .lcm <text:s text:c="2"/>2* <text:s text:c="4"/>&lt;&lt; <text:s text:c="4"/>and <text:s text:c="3"/>or</text:p>
      <text:p text:style-name="Code">.gcd <text:s text:c="2"/>.odd? <text:s/>2/ <text:s text:c="4"/>&gt;&gt; <text:s text:c="4"/>com <text:s text:c="3"/>xor</text:p>
      <text:p text:style-name="Code"/>
      <text:p text:style-name="P3">Integers<text:note text:id="ftn20" text:note-class="footnote"><text:note-citation>2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1" text:note-class="footnote"><text:note-citation>2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8">Literal<text:note text:id="ftn22" text:note-class="footnote"><text:note-citation>22</text:note-citation><text:note-body><text:p text:style-name="Footnote">No spaces are permitted within the literal.</text:p></text:note-body></text:note></text:p>
          </table:table-cell>
          <table:table-cell table:style-name="Table7.B1" office:value-type="string">
            <text:p text:style-name="P8">Value</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445556678789933</text:p>
          </table:table-cell>
          <table:table-cell table:style-name="Table7.B2" office:value-type="string">
            <text:p text:style-name="P7">445556678789933</text:p>
          </table:table-cell>
        </table:table-row>
        <table:table-row>
          <table:table-cell table:style-name="Table7.A2" office:value-type="string">
            <text:p text:style-name="P13">0xff</text:p>
          </table:table-cell>
          <table:table-cell table:style-name="Table7.B2" office:value-type="string">
            <text:p text:style-name="P7">255</text:p>
          </table:table-cell>
        </table:table-row>
        <table:table-row>
          <table:table-cell table:style-name="Table7.A2" office:value-type="string">
            <text:p text:style-name="P13">0xffffffffff</text:p>
          </table:table-cell>
          <table:table-cell table:style-name="Table7.B2" office:value-type="string">
            <text:p text:style-name="P7">1099511627775</text:p>
          </table:table-cell>
        </table:table-row>
        <table:table-row>
          <table:table-cell table:style-name="Table7.A2" office:value-type="string">
            <text:p text:style-name="P13">0xDeadBeef</text:p>
          </table:table-cell>
          <table:table-cell table:style-name="Table7.B2" office:value-type="string">
            <text:p text:style-name="P7">3735928559</text:p>
          </table:table-cell>
        </table:table-row>
      </table:table>
      <text:h text:style-name="Heading_20_2" text:outline-level="2">See Also</text:h>
      <text:p text:style-name="Text_20_body">In Object see:</text:p>
      <text:p text:style-name="Code">.to_i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5135068"/>Rational<text:alphabetical-index-mark-end text:id="IMark135135068"/></text:h>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3" text:note-class="footnote"><text:note-citation>2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8">Literal<text:note text:id="ftn24" text:note-class="footnote"><text:note-citation>24</text:note-citation><text:note-body><text:p text:style-name="Footnote">No spaces are permitted within the literal.</text:p></text:note-body></text:note></text:p>
          </table:table-cell>
          <table:table-cell table:style-name="Table6.B1" office:value-type="string">
            <text:p text:style-name="P8">Value<text:note text:id="ftn25" text:note-class="footnote"><text:note-citation>2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3">1/2</text:p>
          </table:table-cell>
          <table:table-cell table:style-name="Table6.B2" office:value-type="string">
            <text:p text:style-name="P7">1/2</text:p>
          </table:table-cell>
        </table:table-row>
        <table:table-row>
          <table:table-cell table:style-name="Table6.A2" office:value-type="string">
            <text:p text:style-name="P13">1.2/3</text:p>
          </table:table-cell>
          <table:table-cell table:style-name="Table6.B2" office:value-type="string">
            <text:p text:style-name="P7">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204444608"/>.split<text:alphabetical-index-mark-end text:id="IMark204444608"/>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04444608"/>Procedure<text:alphabetical-index-mark-end text:id="IMark204444608"/></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04444608"/>String<text:alphabetical-index-mark-end text:id="IMark204444608"/></text:h>
      <text:p text:style-name="Text_20_body">Inheritance: String <text:span text:style-name="T8">←</text:span> Object</text:p>
      <text:p text:style-name="Text_20_body"/>
      <text:p text:style-name="Code">S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204444608"/>Thread<text:alphabetical-index-mark-end text:id="IMark204444608"/></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04444608"/><text:alphabetical-index-mark-start text:id="IMark204444176"/><text:alphabetical-index-mark-start text:id="IMark204444224"/>TrueClass<text:alphabetical-index-mark-end text:id="IMark204444224"/><text:alphabetical-index-mark-end text:id="IMark204444176"/><text:alphabetical-index-mark-end text:id="IMark204444608"/></text:h>
      <text:p text:style-name="P3">Inheritance: TrueClass <text:span text:style-name="T8">←</text:span> Object</text:p>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8"/>
      <text:h text:style-name="Heading_20_1" text:outline-level="1">Symbol Glossary</text:h>
      <text:p text:style-name="Code">Symbol Map Entries =</text:p>
      <text:p text:style-name="Code">! <text:s text:c="13"/>.cos <text:s text:c="10"/>.p2c <text:s text:c="10"/>1+ <text:s text:c="12"/>distinct?</text:p>
      <text:p text:style-name="Code">!: <text:s text:c="12"/>.cosh <text:s text:c="9"/>.parent_class <text:s/>1- <text:s text:c="12"/>do</text:p>
      <text:p text:style-name="Code">&amp;&amp; <text:s text:c="12"/>.cr <text:s text:c="11"/>.polar <text:s text:c="8"/>2* <text:s text:c="12"/>dpr</text:p>
      <text:p text:style-name="Code">)" <text:s text:c="12"/>.cube <text:s text:c="9"/>.posn <text:s text:c="9"/>2+ <text:s text:c="12"/>drop</text:p>
      <text:p text:style-name="Code">)debug <text:s text:c="8"/>.current <text:s text:c="6"/>.pp <text:s text:c="11"/>2- <text:s text:c="12"/>dup</text:p>
      <text:p text:style-name="Code">)entries <text:s text:c="6"/>.d2r <text:s text:c="10"/>.r2d <text:s text:c="10"/>2/ <text:s text:c="12"/>e</text:p>
      <text:p text:style-name="Code">)methods <text:s text:c="6"/>.denominator <text:s text:c="2"/>.real <text:s text:c="9"/>: <text:s text:c="13"/>epsilon</text:p>
      <text:p text:style-name="Code">)quit <text:s text:c="9"/>.e** <text:s text:c="10"/>.reverse <text:s text:c="6"/>&lt; <text:s text:c="13"/>false</text:p>
      <text:p text:style-name="Code">)version <text:s text:c="6"/>.each{ <text:s text:c="8"/>.right <text:s text:c="8"/>&lt;&lt; <text:s text:c="12"/>global:</text:p>
      <text:p text:style-name="Code">* <text:s text:c="13"/>.emit <text:s text:c="9"/>.right? <text:s text:c="7"/>&lt;= <text:s text:c="12"/>identical?</text:p>
      <text:p text:style-name="Code">** <text:s text:c="12"/>.eval <text:s text:c="9"/>.rjust <text:s text:c="8"/>&lt;=&gt; <text:s text:c="11"/>if</text:p>
      <text:p text:style-name="Code">+ <text:s text:c="13"/>.even? <text:s text:c="8"/>.round <text:s text:c="8"/>&lt;&gt; <text:s text:c="12"/>infinity</text:p>
      <text:p text:style-name="Code">- <text:s text:c="13"/>.floor <text:s text:c="8"/>.rstrip <text:s text:c="7"/>= <text:s text:c="13"/>load"</text:p>
      <text:p text:style-name="Code">-infinity <text:s text:c="5"/>.fmt <text:s text:c="10"/>.select{ <text:s text:c="6"/>&gt; <text:s text:c="13"/>max</text:p>
      <text:p text:style-name="Code">. <text:s text:c="13"/>.fmt" <text:s text:c="9"/>.shuffle <text:s text:c="6"/>&gt;= <text:s text:c="12"/>max_float</text:p>
      <text:p text:style-name="Code">." <text:s text:c="12"/>.gcd <text:s text:c="10"/>.sin <text:s text:c="10"/>&gt;&gt; <text:s text:c="12"/>max_num</text:p>
      <text:p text:style-name="Code">.+left <text:s text:c="8"/>.hypot <text:s text:c="8"/>.sinh <text:s text:c="9"/>?dup <text:s text:c="10"/>min</text:p>
      <text:p text:style-name="Code">.+mid <text:s text:c="9"/>.imaginary <text:s text:c="4"/>.sleep <text:s text:c="8"/>@ <text:s text:c="13"/>min_float</text:p>
      <text:p text:style-name="Code">.+midlr <text:s text:c="7"/>.init <text:s text:c="9"/>.sort <text:s text:c="9"/>Array <text:s text:c="9"/>min_num</text:p>
      <text:p text:style-name="Code">.+right <text:s text:c="7"/>.is_class? <text:s text:c="4"/>.split <text:s text:c="8"/>Bignum <text:s text:c="8"/>mod</text:p>
      <text:p text:style-name="Code">.-left <text:s text:c="8"/>.keys <text:s text:c="9"/>.sqr <text:s text:c="10"/>Class <text:s text:c="9"/>nan</text:p>
      <text:p text:style-name="Code">.-mid <text:s text:c="9"/>.lcm <text:s text:c="10"/>.sqrt <text:s text:c="9"/>Complex <text:s text:c="7"/>neg</text:p>
      <text:p text:style-name="Code">.-midlr <text:s text:c="7"/>.left <text:s text:c="9"/>.start <text:s text:c="8"/>FalseClass <text:s text:c="4"/>nil</text:p>
      <text:p text:style-name="Code">.-right <text:s text:c="7"/>.left? <text:s text:c="8"/>.strip <text:s text:c="8"/>Fixnum <text:s text:c="8"/>nil&lt;&gt;</text:p>
      <text:p text:style-name="Code">.1/x <text:s text:c="10"/>.length <text:s text:c="7"/>.strlen <text:s text:c="7"/>Float <text:s text:c="9"/>nil=</text:p>
      <text:p text:style-name="Code">.10** <text:s text:c="9"/>.lines <text:s text:c="8"/>.strmax <text:s text:c="7"/>Hash <text:s text:c="10"/>nip</text:p>
      <text:p text:style-name="Code">.2** <text:s text:c="10"/>.list <text:s text:c="9"/>.strmax2 <text:s text:c="6"/>Integer <text:s text:c="7"/>not</text:p>
      <text:p text:style-name="Code">.: <text:s text:c="12"/>.ljust <text:s text:c="8"/>.subclass: <text:s text:c="4"/>MaxNumeric <text:s text:c="4"/>or</text:p>
      <text:p text:style-name="Code">.:: <text:s text:c="11"/>.ln <text:s text:c="11"/>.tan <text:s text:c="10"/>MinNumeric <text:s text:c="4"/>over</text:p>
      <text:p text:style-name="Code">.[]! <text:s text:c="10"/>.load <text:s text:c="9"/>.tanh <text:s text:c="9"/>NilClass <text:s text:c="6"/>pause</text:p>
      <text:p text:style-name="Code">.[]@ <text:s text:c="10"/>.log10 <text:s text:c="8"/>.to_f <text:s text:c="9"/>Numeric <text:s text:c="7"/>pi</text:p>
      <text:p text:style-name="Code">.abs <text:s text:c="10"/>.log2 <text:s text:c="9"/>.to_i <text:s text:c="9"/>Object <text:s text:c="8"/>pick</text:p>
      <text:p text:style-name="Code">.acos <text:s text:c="9"/>.lstrip <text:s text:c="7"/>.to_lower <text:s text:c="5"/>Procedure <text:s text:c="5"/>rational</text:p>
      <text:p text:style-name="Code">.acosh <text:s text:c="8"/>.magnitude <text:s text:c="4"/>.to_n <text:s text:c="9"/>Rational <text:s text:c="6"/>rot</text:p>
      <text:p text:style-name="Code">.angle <text:s text:c="8"/>.main <text:s text:c="9"/>.to_r <text:s text:c="9"/>String <text:s text:c="8"/>self</text:p>
      <text:p text:style-name="Code">.asin <text:s text:c="9"/>.map{ <text:s text:c="9"/>.to_s <text:s text:c="9"/>Thread <text:s text:c="8"/>space</text:p>
      <text:p text:style-name="Code">.asinh <text:s text:c="8"/>.max <text:s text:c="10"/>.to_upper <text:s text:c="5"/>TrueClass <text:s text:c="5"/>spaces</text:p>
      <text:p text:style-name="Code">.atan <text:s text:c="9"/>.mid <text:s text:c="10"/>.to_x <text:s text:c="9"/>VirtualMachine swap</text:p>
      <text:p text:style-name="Code">.atan2 <text:s text:c="8"/>.mid? <text:s text:c="9"/>.values <text:s text:c="7"/>[ <text:s text:c="13"/>thread:</text:p>
      <text:p text:style-name="Code">.atanh <text:s text:c="8"/>.midlr <text:s text:c="8"/>.vm <text:s text:c="11"/>^^ <text:s text:c="12"/>true</text:p>
      <text:p text:style-name="Code">.c2p <text:s text:c="10"/>.min <text:s text:c="10"/>.vm_name <text:s text:c="6"/>accept <text:s text:c="8"/>tuck</text:p>
      <text:p text:style-name="Code">.call <text:s text:c="9"/>.name <text:s text:c="9"/>/ <text:s text:c="13"/>accept" <text:s text:c="7"/>vm</text:p>
      <text:p text:style-name="Code">.cbrt <text:s text:c="9"/>.new <text:s text:c="10"/>0&lt; <text:s text:c="12"/>and <text:s text:c="11"/>xor</text:p>
      <text:p text:style-name="Code">.ceil <text:s text:c="9"/>.new_size <text:s text:c="5"/>0&lt;= <text:s text:c="11"/>begin <text:s text:c="9"/>{</text:p>
      <text:p text:style-name="Code">.cjust <text:s text:c="8"/>.new_value <text:s text:c="4"/>0&lt;=&gt; <text:s text:c="10"/>class: <text:s text:c="8"/>{{</text:p>
      <text:p text:style-name="Code">.class <text:s text:c="8"/>.new_values <text:s text:c="3"/>0&lt;&gt; <text:s text:c="11"/>clone <text:s text:c="9"/>||</text:p>
      <text:p text:style-name="Code">.clone <text:s text:c="8"/>.new{ <text:s text:c="9"/>0= <text:s text:c="12"/>com</text:p>
      <text:p text:style-name="Code">.conjugate <text:s text:c="4"/>.numerator <text:s text:c="4"/>0&gt; <text:s text:c="12"/>complex</text:p>
      <text:p text:style-name="Code">.copy <text:s text:c="9"/>.odd? <text:s text:c="9"/>0&gt;= <text:s text:c="11"/>copy</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26" text:note-class="footnote"><text:note-citation>2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9">Description</text:p>
          </table:table-cell>
        </table:table-row>
        <table:table-row>
          <table:table-cell table:style-name="Table4.A2" office:value-type="string">
            <text:p text:style-name="P12">.</text:p>
          </table:table-cell>
          <table:table-cell table:style-name="Table4.B2" office:value-type="string">
            <text:p text:style-name="P10">Any character except newline</text:p>
          </table:table-cell>
        </table:table-row>
        <table:table-row>
          <table:table-cell table:style-name="Table4.A2" office:value-type="string">
            <text:p text:style-name="P12">[A-Z]</text:p>
          </table:table-cell>
          <table:table-cell table:style-name="Table4.B2" office:value-type="string">
            <text:p text:style-name="P10">Any uppercase alphabetical character.</text:p>
          </table:table-cell>
        </table:table-row>
        <table:table-row>
          <table:table-cell table:style-name="Table4.A2" office:value-type="string">
            <text:p text:style-name="P12">[A-Za-z0-9_]</text:p>
          </table:table-cell>
          <table:table-cell table:style-name="Table4.B2" office:value-type="string">
            <text:p text:style-name="P10">Any alphanumeric or underscore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d</text:p>
          </table:table-cell>
          <table:table-cell table:style-name="Table4.B2" office:value-type="string">
            <text:p text:style-name="P10">A digit (0..9)</text:p>
          </table:table-cell>
        </table:table-row>
        <table:table-row>
          <table:table-cell table:style-name="Table4.A2" office:value-type="string">
            <text:p text:style-name="P12">X*</text:p>
          </table:table-cell>
          <table:table-cell table:style-name="Table4.B2" office:value-type="string">
            <text:p text:style-name="P10">0 or more repetitions of the X expression.</text:p>
          </table:table-cell>
        </table:table-row>
        <table:table-row>
          <table:table-cell table:style-name="Table4.A2" office:value-type="string">
            <text:p text:style-name="P12">X+</text:p>
          </table:table-cell>
          <table:table-cell table:style-name="Table4.B2" office:value-type="string">
            <text:p text:style-name="P10">1 or more repetitions of the X expression.</text:p>
          </table:table-cell>
        </table:table-row>
        <table:table-row>
          <table:table-cell table:style-name="Table4.A2" office:value-type="string">
            <text:p text:style-name="P12">^</text:p>
          </table:table-cell>
          <table:table-cell table:style-name="Table4.B2" office:value-type="string">
            <text:p text:style-name="P10">The beginning of the line or string.</text:p>
          </table:table-cell>
        </table:table-row>
        <table:table-row>
          <table:table-cell table:style-name="Table4.A2" office:value-type="string">
            <text:p text:style-name="P12">$</text:p>
          </table:table-cell>
          <table:table-cell table:style-name="Table4.B2" office:value-type="string">
            <text:p text:style-name="P10">The end of the line or string</text:p>
          </table:table-cell>
        </table:table-row>
        <table:table-row>
          <table:table-cell table:style-name="Table4.A2" office:value-type="string">
            <text:p text:style-name="P11">other</text:p>
          </table:table-cell>
          <table:table-cell table:style-name="Table4.B2" office:value-type="string">
            <text:p text:style-name="P10">Non-regex commands are expressions for themselves.</text:p>
          </table:table-cell>
        </table:table-row>
      </table:table>
      <text:p text:style-name="P3"/>
      <text:p text:style-name="P3"/>
      <text:p text:style-name="P15"/>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25">Array<text:tab/>21</text:p>
          <text:p text:style-name="P25">Class<text:tab/>22</text:p>
          <text:p text:style-name="P25">Complex<text:tab/>29</text:p>
          <text:p text:style-name="P25">FalseClass<text:tab/>23</text:p>
          <text:p text:style-name="P25">Float<text:tab/>31</text:p>
          <text:p text:style-name="P25">Hash<text:tab/>24</text:p>
          <text:p text:style-name="P25">inst:<text:tab/>19</text:p>
          <text:p text:style-name="P25">Integer<text:tab/>32</text:p>
          <text:p text:style-name="P25">local:<text:tab/>20</text:p>
          <text:p text:style-name="P25">MaxNumeric<text:tab/>25</text:p>
          <text:p text:style-name="P25">MinNumeric<text:tab/>26</text:p>
          <text:p text:style-name="P25">NilClass<text:tab/>27</text:p>
          <text:p text:style-name="P25">Numeric<text:tab/>28</text:p>
          <text:p text:style-name="P25">Object<text:tab/>19</text:p>
          <text:p text:style-name="P25">Procedure<text:tab/>34</text:p>
          <text:p text:style-name="P25">Rational<text:tab/>33</text:p>
          <text:p text:style-name="P25">String<text:tab/>35</text:p>
          <text:p text:style-name="P25">super<text:tab/>20</text:p>
          <text:p text:style-name="P25">Thread<text:tab/>36</text:p>
          <text:p text:style-name="P25">TrueClass<text:tab/>37</text:p>
          <text:p text:style-name="P25">VirtualMachine<text:tab/>18</text:p>
          <text:p text:style-name="P25">^^<text:tab/>20, 23, 27</text:p>
          <text:p text:style-name="P25">;<text:tab/>20</text:p>
          <text:p text:style-name="P25">.<text:tab/>19</text:p>
          <text:p text:style-name="P25">.::<text:tab/>19</text:p>
          <text:p text:style-name="P25">.split<text:tab/>29, 33</text:p>
          <text:p text:style-name="P25">)methods<text:tab/>19</text:p>
          <text:p text:style-name="P25">&amp;&amp;<text:tab/>19, 23, 27</text:p>
          <text:p text:style-name="P25">||<text:tab/>20, 23, 2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2"/>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1</text:page-number> of <text:page-count>4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23H50M10S</meta:editing-duration>
    <meta:editing-cycles>614</meta:editing-cycles>
    <meta:generator>OpenOffice/4.1.1$Win32 OpenOffice.org_project/411m6$Build-9775</meta:generator>
    <dc:date>2015-01-15T15:02:51.77</dc:date>
    <dc:creator>Peter Camilleri</dc:creator>
    <meta:document-statistic meta:table-count="8" meta:image-count="0" meta:object-count="0" meta:page-count="41" meta:paragraph-count="745" meta:word-count="6139" meta:character-count="39633"/>
    <meta:template xlink:type="simple" xlink:actuate="onRequest" xlink:title="MyDefault" xlink:href="../../../../OpenOffice.org/3/user/template/MyDefault.ott" meta:date="2014-06-26T22:09:00.24"/>
  </office:meta>
</office:document-meta>
</file>